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F810000059044053676.jpg" manifest:media-type="image/jpeg"/>
  <manifest:file-entry manifest:full-path="styles.xml" manifest:media-type="text/xml"/>
  <manifest:file-entry manifest:full-path="OLELinks/_1415458630" manifest:media-type="application/vnd.sun.star.oleobjec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397cm" fo:margin-left="-0.199cm" table:align="left" style:writing-mode="lr-tb"/>
    </style:style>
    <style:style style:name="Tableau1.A" style:family="table-column">
      <style:table-column-properties style:column-width="8.19cm"/>
    </style:style>
    <style:style style:name="Tableau1.B" style:family="table-column">
      <style:table-column-properties style:column-width="8.207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A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.212cm" fo:margin-bottom="0cm" style:contextual-spacing="false"/>
    </style:style>
    <style:style style:name="P4" style:family="paragraph" style:parent-style-name="Standard">
      <style:paragraph-properties fo:margin-top="0.212cm" fo:margin-bottom="0cm" style:contextual-spacing="false"/>
      <style:text-properties style:font-name="Arial" style:font-name-complex="Arial"/>
    </style:style>
    <style:style style:name="P5" style:family="paragraph" style:parent-style-name="Standard">
      <style:paragraph-properties fo:margin-top="0.212cm" fo:margin-bottom="0cm" style:contextual-spacing="false"/>
      <style:text-properties style:font-name="Arial" style:text-underline-style="solid" style:text-underline-width="bold" style:text-underline-color="font-color" fo:font-weight="bold" officeooo:paragraph-rsid="0020e0e2" style:font-weight-asian="bold" style:font-name-complex="Arial"/>
    </style:style>
    <style:style style:name="P6" style:family="paragraph" style:parent-style-name="Standard">
      <style:paragraph-properties fo:margin-top="0.212cm" fo:margin-bottom="0cm" style:contextual-spacing="false"/>
      <style:text-properties style:font-name="Arial" style:text-underline-style="solid" style:text-underline-width="auto" style:text-underline-color="font-color" style:font-name-complex="Arial"/>
    </style:style>
    <style:style style:name="P7" style:family="paragraph" style:parent-style-name="Standard">
      <style:paragraph-properties fo:margin-top="0.212cm" fo:margin-bottom="0cm" style:contextual-spacing="false"/>
      <style:text-properties style:font-name="Arial" fo:font-style="normal" fo:font-weight="normal" style:font-name-complex="Arial"/>
    </style:style>
    <style:style style:name="P8" style:family="paragraph" style:parent-style-name="Standard">
      <style:paragraph-properties fo:margin-top="0.212cm" fo:margin-bottom="0cm" style:contextual-spacing="false" fo:text-align="center" style:justify-single-word="false"/>
    </style:style>
    <style:style style:name="P9" style:family="paragraph" style:parent-style-name="Standard">
      <style:paragraph-properties fo:margin-top="0.212cm" fo:margin-bottom="0cm" style:contextual-spacing="false" fo:text-align="start" style:justify-single-word="false"/>
    </style:style>
    <style:style style:name="P10" style:family="paragraph" style:parent-style-name="Standard">
      <style:paragraph-properties fo:margin-top="0.212cm" fo:margin-bottom="0cm" style:contextual-spacing="false"/>
      <style:text-properties style:text-underline-style="none" officeooo:rsid="0021c3ba" officeooo:paragraph-rsid="0020e0e2"/>
    </style:style>
    <style:style style:name="P11" style:family="paragraph" style:parent-style-name="Standard">
      <style:paragraph-properties fo:margin-top="0.212cm" fo:margin-bottom="0cm" style:contextual-spacing="false"/>
      <style:text-properties officeooo:paragraph-rsid="0020e0e2"/>
    </style:style>
    <style:style style:name="P12" style:family="paragraph" style:parent-style-name="Standard" style:master-page-name="">
      <style:paragraph-properties fo:margin-top="0.212cm" fo:margin-bottom="0cm" style:contextual-spacing="false" style:page-number="auto" fo:break-before="auto" fo:break-after="auto"/>
      <style:text-properties style:font-name="Arial" style:font-name-complex="Arial"/>
    </style:style>
    <style:style style:name="P13" style:family="paragraph" style:parent-style-name="Standard" style:master-page-name="Standard">
      <style:paragraph-properties fo:margin-top="0.212cm" fo:margin-bottom="0cm" style:contextual-spacing="false" style:page-number="auto"/>
      <style:text-properties style:font-name="Arial" style:font-name-complex="Arial"/>
    </style:style>
    <style:style style:name="P14" style:family="paragraph" style:parent-style-name="Standard" style:list-style-name="L1">
      <style:paragraph-properties fo:margin-top="0.212cm" fo:margin-bottom="0cm" style:contextual-spacing="false"/>
      <style:text-properties style:font-name="Arial" style:text-underline-style="none" fo:font-weight="normal" officeooo:rsid="002a697d" officeooo:paragraph-rsid="002a697d" style:font-weight-asian="normal" style:font-name-complex="Arial" style:font-weight-complex="normal"/>
    </style:style>
    <style:style style:name="P15" style:family="paragraph" style:parent-style-name="Standard" style:list-style-name="L1">
      <style:paragraph-properties fo:margin-top="0.212cm" fo:margin-bottom="0cm" style:contextual-spacing="false"/>
      <style:text-properties style:font-name="Arial" style:text-underline-style="none" fo:font-weight="normal" officeooo:rsid="002bf451" officeooo:paragraph-rsid="002bf451" style:font-weight-asian="normal" style:font-name-complex="Arial" style:font-weight-complex="normal"/>
    </style:style>
    <style:style style:name="P16" style:family="paragraph" style:parent-style-name="Standard" style:list-style-name="L1">
      <style:paragraph-properties fo:margin-top="0.212cm" fo:margin-bottom="0cm" style:contextual-spacing="false"/>
      <style:text-properties style:font-name="Arial" style:text-underline-style="none" fo:font-weight="normal" officeooo:rsid="0033c489" officeooo:paragraph-rsid="0033c489" style:font-weight-asian="normal" style:font-name-complex="Arial" style:font-weight-complex="normal"/>
    </style:style>
    <style:style style:name="P17" style:family="paragraph" style:parent-style-name="Standard" style:list-style-name="L2">
      <style:paragraph-properties fo:margin-top="0.212cm" fo:margin-bottom="0cm" style:contextual-spacing="false"/>
      <style:text-properties style:font-name="Arial" style:text-underline-style="none" fo:font-weight="normal" officeooo:rsid="00324799" officeooo:paragraph-rsid="00324799" style:font-weight-asian="normal" style:font-name-complex="Arial" style:font-weight-complex="normal"/>
    </style:style>
    <style:style style:name="P18" style:family="paragraph" style:parent-style-name="Standard" style:list-style-name="L2">
      <style:paragraph-properties fo:margin-top="0.212cm" fo:margin-bottom="0cm" style:contextual-spacing="false"/>
      <style:text-properties style:font-name="Arial" style:text-underline-style="none" fo:font-weight="normal" officeooo:rsid="002d26e6" officeooo:paragraph-rsid="002d26e6" style:font-weight-asian="normal" style:font-name-complex="Arial" style:font-weight-complex="normal"/>
    </style:style>
    <style:style style:name="P19" style:family="paragraph" style:parent-style-name="Standard" style:list-style-name="L2">
      <style:paragraph-properties fo:margin-top="0.212cm" fo:margin-bottom="0cm" style:contextual-spacing="false"/>
      <style:text-properties style:font-name="Arial" style:text-underline-style="none" fo:font-weight="normal" officeooo:rsid="002f0aff" officeooo:paragraph-rsid="002f0aff" style:font-weight-asian="normal" style:font-name-complex="Arial" style:font-weight-complex="normal"/>
    </style:style>
    <style:style style:name="P20" style:family="paragraph" style:parent-style-name="Standard" style:list-style-name="L2">
      <style:paragraph-properties fo:margin-top="0.212cm" fo:margin-bottom="0cm" style:contextual-spacing="false"/>
      <style:text-properties style:font-name="Arial" style:text-underline-style="none" fo:font-weight="normal" officeooo:rsid="002f0aff" officeooo:paragraph-rsid="00283f87" style:font-weight-asian="normal" style:font-name-complex="Arial" style:font-weight-complex="normal"/>
    </style:style>
    <style:style style:name="P21" style:family="paragraph" style:parent-style-name="Standard" style:list-style-name="L1">
      <style:paragraph-properties fo:margin-top="0.212cm" fo:margin-bottom="0cm" style:contextual-spacing="false"/>
      <style:text-properties style:font-name="Arial" style:text-underline-style="solid" style:text-underline-width="bold" style:text-underline-color="font-color" fo:font-weight="bold" officeooo:rsid="002a697d" officeooo:paragraph-rsid="002a697d" style:font-weight-asian="bold" style:font-name-complex="Arial"/>
    </style:style>
    <style:style style:name="P22" style:family="paragraph" style:parent-style-name="Standard" style:list-style-name="L1">
      <style:paragraph-properties fo:margin-top="0.212cm" fo:margin-bottom="0cm" style:contextual-spacing="false"/>
      <style:text-properties style:font-name="Arial" style:text-underline-style="solid" style:text-underline-width="bold" style:text-underline-color="font-color" fo:font-weight="bold" officeooo:rsid="002bf451" officeooo:paragraph-rsid="002bf451" style:font-weight-asian="bold" style:font-name-complex="Arial"/>
    </style:style>
    <style:style style:name="P23" style:family="paragraph" style:parent-style-name="Standard" style:list-style-name="L1">
      <style:paragraph-properties fo:margin-top="0.212cm" fo:margin-bottom="0cm" style:contextual-spacing="false"/>
      <style:text-properties style:font-name="Arial" style:text-underline-style="solid" style:text-underline-width="bold" style:text-underline-color="font-color" fo:font-weight="bold" officeooo:rsid="002bf451" officeooo:paragraph-rsid="0033c489" style:font-weight-asian="bold" style:font-name-complex="Arial"/>
    </style:style>
    <style:style style:name="P24" style:family="paragraph" style:parent-style-name="Standard" style:list-style-name="L1">
      <style:paragraph-properties fo:margin-left="2.498cm" fo:margin-right="0cm" fo:margin-top="0.212cm" fo:margin-bottom="0cm" style:contextual-spacing="false" fo:text-indent="-0.635cm" style:auto-text-indent="false"/>
      <style:text-properties style:font-name="Arial" style:text-underline-style="solid" style:text-underline-width="bold" style:text-underline-color="font-color" fo:font-weight="bold" officeooo:rsid="002bf451" officeooo:paragraph-rsid="0033c489" style:font-weight-asian="bold" style:font-name-complex="Arial"/>
    </style:style>
    <style:style style:name="P25" style:family="paragraph" style:parent-style-name="Standard" style:list-style-name="L1">
      <style:paragraph-properties fo:margin-left="2.498cm" fo:margin-right="0cm" fo:margin-top="0.212cm" fo:margin-bottom="0cm" style:contextual-spacing="false" fo:text-indent="-0.635cm" style:auto-text-indent="false"/>
      <style:text-properties style:font-name="Arial" style:text-underline-style="solid" style:text-underline-width="bold" style:text-underline-color="font-color" fo:font-weight="bold" officeooo:rsid="002bf451" officeooo:paragraph-rsid="0033c489" style:font-weight-asian="bold" style:font-name-complex="Arial" style:font-weight-complex="normal"/>
    </style:style>
    <style:style style:name="P26" style:family="paragraph" style:parent-style-name="Standard" style:list-style-name="L2">
      <style:paragraph-properties fo:margin-left="2.498cm" fo:margin-right="0cm" fo:margin-top="0.212cm" fo:margin-bottom="0cm" style:contextual-spacing="false" fo:text-indent="-0.635cm" style:auto-text-indent="false"/>
      <style:text-properties style:font-name="Arial" style:text-underline-style="none" fo:font-weight="normal" officeooo:rsid="002d26e6" officeooo:paragraph-rsid="002d26e6" style:font-weight-asian="normal" style:font-name-complex="Arial" style:font-weight-complex="normal"/>
    </style:style>
    <style:style style:name="T1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2" style:family="text">
      <style:text-properties style:font-name="Arial" fo:font-size="14pt" fo:font-weight="bold" officeooo:rsid="00267b42" style:font-size-asian="14pt" style:font-weight-asian="bold" style:font-name-complex="Arial" style:font-size-complex="14pt"/>
    </style:style>
    <style:style style:name="T3" style:family="text">
      <style:text-properties style:font-name="Arial" fo:font-size="14pt" fo:font-weight="bold" officeooo:rsid="002a697d" style:font-size-asian="14pt" style:font-weight-asian="bold" style:font-name-complex="Arial" style:font-size-complex="14pt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officeooo:rsid="00267b42" style:font-name-complex="Arial"/>
    </style:style>
    <style:style style:name="T6" style:family="text">
      <style:text-properties style:font-name="Arial" officeooo:rsid="00283f87" style:font-name-complex="Arial"/>
    </style:style>
    <style:style style:name="T7" style:family="text">
      <style:text-properties style:font-name="Arial" officeooo:rsid="002a697d" style:font-name-complex="Arial"/>
    </style:style>
    <style:style style:name="T8" style:family="text">
      <style:text-properties style:font-name="Arial" officeooo:rsid="002d26e6" style:font-name-complex="Arial"/>
    </style:style>
    <style:style style:name="T9" style:family="text">
      <style:text-properties style:font-name="Arial" officeooo:rsid="002f0aff" style:font-name-complex="Arial"/>
    </style:style>
    <style:style style:name="T10" style:family="text">
      <style:text-properties style:font-name="Arial" officeooo:rsid="0030fd7c" style:font-name-complex="Arial"/>
    </style:style>
    <style:style style:name="T11" style:family="text">
      <style:text-properties style:font-name="Arial" officeooo:rsid="0033c489" style:font-name-complex="Arial"/>
    </style:style>
    <style:style style:name="T12" style:family="text">
      <style:text-properties style:font-name="Arial" officeooo:rsid="00348a48" style:font-name-complex="Arial"/>
    </style:style>
    <style:style style:name="T13" style:family="text">
      <style:text-properties style:font-name="Arial" style:text-underline-style="solid" style:text-underline-width="bold" style:text-underline-color="font-color" fo:font-weight="bold" style:font-weight-asian="bold" style:font-name-complex="Arial"/>
    </style:style>
    <style:style style:name="T14" style:family="text">
      <style:text-properties style:font-name="Arial" style:font-name-asian="Arial" style:font-name-complex="Arial"/>
    </style:style>
    <style:style style:name="T15" style:family="text">
      <style:text-properties officeooo:rsid="00283f87"/>
    </style:style>
    <style:style style:name="T16" style:family="text">
      <style:text-properties style:text-underline-style="none" fo:font-weight="normal" style:font-weight-asian="normal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style:text-underline-style="none" fo:font-weight="normal" officeooo:rsid="002a697d" style:font-weight-asian="normal" style:font-weight-complex="normal"/>
    </style:style>
    <style:style style:name="T19" style:family="text">
      <style:text-properties style:text-underline-style="none" fo:font-weight="normal" officeooo:rsid="00283f87" style:font-weight-asian="normal" style:font-weight-complex="normal"/>
    </style:style>
    <style:style style:name="T20" style:family="text">
      <style:text-properties style:text-underline-style="none" fo:font-weight="normal" officeooo:rsid="0030fd7c" style:font-weight-asian="normal" style:font-weight-complex="normal"/>
    </style:style>
    <style:style style:name="T21" style:family="text">
      <style:text-properties style:text-underline-style="none" fo:font-weight="normal" officeooo:rsid="0033c489" style:font-weight-asian="normal" style:font-weight-complex="normal"/>
    </style:style>
    <style:style style:name="T22" style:family="text">
      <style:text-properties style:text-underline-style="none" fo:font-weight="normal" officeooo:rsid="0033c489" style:font-weight-asian="normal"/>
    </style:style>
    <style:style style:name="T23" style:family="text">
      <style:text-properties style:text-underline-style="none" officeooo:rsid="0033c489" style:font-weight-complex="bold"/>
    </style:style>
    <style:style style:name="T24" style:family="text">
      <style:text-properties officeooo:rsid="00324799"/>
    </style:style>
    <style:style style:name="T25" style:family="text">
      <style:text-properties fo:font-weight="bold" style:font-weight-asian="bold" style:font-weight-complex="bold"/>
    </style:style>
    <style:style style:name="T26" style:family="text"/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8"><text:span text:style-name="T1">Fiche d’anomalie N°</text:span><text:span text:style-name="T2">1</text:span><text:span text:style-name="T3">1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4">Date d’ouverture : </text:span><text:span text:style-name="T7">02</text:span><text:span text:style-name="T5">/0</text:span><text:span text:style-name="T7">5</text:span><text:span text:style-name="T5">/201</text:span><text:span text:style-name="T10">5</text:span></text:p>
          </table:table-cell>
          <table:table-cell table:style-name="Tableau1.B2" office:value-type="string">
            <text:p text:style-name="P3"><text:span text:style-name="T4">Date de clôture : <text:s text:c="5"/></text:span><text:span text:style-name="T10">03/05/2016</text:span><text:span text:style-name="T4"> <text:s text:c="25"/> 4</text:span><text:bookmark text:name="_1410176768"/><text:bookmark text:name="_1410177184"/><text:bookmark text:name="_1415458630"/><text:bookmark text:name="_1418046982"/><field:fieldmark-start text:name="__Fieldmark__405_1681043788" field:type="vnd.oasis.opendocument.field.UNHANDLED"><field:param field:name="vnd.oasis.opendocument.field.code" field:value=" LINK Excel.Sheet.8 &quot;E:\\SCAO\\Projet SCAO\\Anomalies\\Gestion des anomalies.xls&quot; &quot;Feuil1!L5C4&quot; \a \f 4 \r  \* MERGEFORMAT "/><field:param field:name="vnd.oasis.opendocument.field.id" field:value="56"/><field:param field:name="vnd.oasis.opendocument.field.ole" field:value="_1415458630"/></field:fieldmark-start><field:fieldmark-end/></text:p>
          </table:table-cell>
        </table:table-row>
        <table:table-row table:style-name="Tableau1.1">
          <table:table-cell table:style-name="Tableau1.B2" table:number-columns-spanned="2" office:value-type="string">
            <text:p text:style-name="P3"><text:span text:style-name="T13">Description :</text:span><text:span text:style-name="T4"> </text:span><text:span text:style-name="T5">Sur l'ordinateur </text:span><text:span text:style-name="T7">fix</text:span><text:span text:style-name="T5">e, </text:span><text:span text:style-name="T6">avec Ubuntu 14.04LTS,</text:span><text:span text:style-name="T5"> l</text:span><text:span text:style-name="T7">a partition /dev/sda6 est saturée (96%).</text:span></text:p>
            <text:p text:style-name="P4"/>
          </table:table-cell>
          <table:covered-table-cell/>
        </table:table-row>
        <table:table-row table:style-name="Tableau1.1">
          <table:table-cell table:style-name="Tableau1.B2" table:number-columns-spanned="2" office:value-type="string">
            <text:p text:style-name="P9"><text:span text:style-name="T14"><text:s/></text:span><text:span text:style-name="T13">Constat :</text:span><text:span text:style-name="T4"> </text:span><text:span text:style-name="T5">L</text:span><text:span text:style-name="T6">'</text:span><text:span text:style-name="T7">ordinateur est équipé de deux disques durs. Le premier véloce de 150GO, le second de 500GO.</text:span></text:p>
          </table:table-cell>
          <table:covered-table-cell/>
        </table:table-row>
        <table:table-row table:style-name="Tableau1.1">
          <table:table-cell table:style-name="Tableau1.B2" table:number-columns-spanned="2" office:value-type="string">
            <text:p text:style-name="P5">Analyse : <text:span text:style-name="T18">Chronologi</text:span><text:span text:style-name="T20">e</text:span><text:span text:style-name="T18"> :</text:span></text:p>
            <text:list xml:id="list8406383137510316997" text:style-name="L1">
              <text:list-item>
                <text:p text:style-name="P14">A l'origine Windows XP est installé sur le disque de 150GO et le disque de 500GO est utilisé pour les sauvegardes.</text:p>
              </text:list-item>
              <text:list-item>
                <text:p text:style-name="P21"><text:span text:style-name="T17">Philippe installe <text:s/></text:span><text:span text:style-name="T19">Ubuntu 14.04LTS </text:span><text:span text:style-name="T17">en dual boot avec windows sur le disque 150GO et le disque 500GO reste dédié aux sauvegardes.</text:span></text:p>
              </text:list-item>
              <text:list-item>
                <text:p text:style-name="P15">Au fil du temps, la partition montée en / voie son taux d'utilisation augmenté jusqu'à 98 %.</text:p>
              </text:list-item>
              <text:list-item>
                <text:p text:style-name="P15">Je dé-installe plein de logiciel<text:span text:style-name="T24">s</text:span>, le taux diminue très peu !</text:p>
              </text:list-item>
              <text:list-item>
                <text:p text:style-name="P15">Je tente une réorganisation des partitions avec Gparted, échec !</text:p>
              </text:list-item>
              <text:list-item>
                <text:p text:style-name="P22"><text:span text:style-name="T20">A l'aide du</text:span><text:span text:style-name="T17"> site </text:span><text:a xlink:type="simple" xlink:href="https://doc.ubuntu-fr.org/tutoriel/comment_faire_multiboot_propre_2_dd">https://doc.ubuntu-fr.org/tutoriel/comment_faire_multiboot_propre_2_dd</text:a><text:span text:style-name="T17"> </text:span></text:p>
              </text:list-item>
              <text:list-item>
                <text:p text:style-name="P23"><text:span text:style-name="T21">Dans le BIOS SETUP UTILITY, accessible au moment du démarrage en appuyant pendant plusieurs secondes sur la touche </text:span><text:span text:style-name="T23">Suppr. :</text:span></text:p>
              </text:list-item>
              <text:list-item>
                <text:p text:style-name="P24"><text:span text:style-name="T21">Dans le menu boot, je désigne </text:span><text:span text:style-name="T17"><text:s/></text:span><text:span text:style-name="T21">le disque 500GO comme 1st drive</text:span></text:p>
              </text:list-item>
              <text:list-item>
                <text:p text:style-name="P23"><text:span text:style-name="T17">J'installe <text:s/></text:span><text:span text:style-name="T19">Ubuntu 14.04LTS </text:span><text:span text:style-name="T17">sur le disque 500GO</text:span></text:p>
              </text:list-item>
              <text:list-item>
                <text:p text:style-name="P16">Impossible de booter sur le disque 500GO</text:p>
              </text:list-item>
              <text:list-item>
                <text:p text:style-name="P16">Dans le BIOS SETUP UTILITY :</text:p>
              </text:list-item>
              <text:list-item>
                <text:p text:style-name="P25"><text:span text:style-name="T22">Dans le menu boot, je désigne </text:span><text:span text:style-name="T16"><text:s/></text:span><text:span text:style-name="T22">le disque 150GO comme 1st drive</text:span></text:p>
              </text:list-item>
              <text:list-item>
                <text:p text:style-name="P16">Je boot sur le disque 150GO qui donne ensuite la main au disque 500GO</text:p>
              </text:list-item>
              <text:list-item>
                <text:p text:style-name="P15">Ubuntu fonctionne correctement, plus lentement (le disque est moins véloce)</text:p>
              </text:list-item>
              <text:list-item>
                <text:p text:style-name="P15">Mais impossible de lancer Windows XP.</text:p>
              </text:list-item>
            </text:list>
            <text:p text:style-name="P10"/>
            <text:p text:style-name="P7"/>
          </table:table-cell>
          <table:covered-table-cell/>
        </table:table-row>
        <table:table-row table:style-name="Tableau1.1">
          <table:table-cell table:style-name="Tableau1.B2" table:number-columns-spanned="2" office:value-type="string">
            <text:p text:style-name="Standard"><text:span text:style-name="T13">Remède :</text:span><text:span text:style-name="T4"> </text:span><text:span text:style-name="T8">Modification du fichier grub</text:span><text:span text:style-name="T6">.</text:span><text:span text:style-name="T8">cfg</text:span></text:p>
          </table:table-cell>
          <table:covered-table-cell/>
        </table:table-row>
        <table:table-row table:style-name="Tableau1.1">
          <table:table-cell table:style-name="Tableau1.A7" table:number-columns-spanned="2" office:value-type="string">
            <text:list xml:id="list190227333576193730" text:style-name="L2">
              <text:list-item>
                <text:p text:style-name="P17">Avertissement : il est impératif d'avoir les droits de l'administrateur pour éditer les fichiers, utiliser : <text:s text:c="2"/><text:span text:style-name="T25">sudo gedit « nom du fichier »</text:span></text:p>
              </text:list-item>
              <text:list-item>
                <text:p text:style-name="P18"><text:soft-page-break/>Sur l'ordinateur, il y a maintenant 2 fichiers grub<text:span text:style-name="T15">.</text:span>cfg :</text:p>
              </text:list-item>
              <text:list-item>
                <text:p text:style-name="P26">sur le disque 500GO - /boot/grub/grub.cfg</text:p>
              </text:list-item>
              <text:list-item>
                <text:p text:style-name="P26">sur le disque 150GO - /media/leruste/26d551e1-c23b-4c4f-8b6f-37715907f244/boot/grub/grub.cfg</text:p>
              </text:list-item>
              <text:list-item>
                <text:p text:style-name="P18">A l'aide de la commande diff, je compare les 2 fichiers en créant le fichier dif.txt</text:p>
              </text:list-item>
              <text:list-item>
                <text:p text:style-name="P18">Je localise, puis je récupére le petit bout de programme nécessaire au lancement de Windows XP</text:p>
              </text:list-item>
              <text:list-item>
                <text:p text:style-name="P19">A la ligne 219, j'introduis :</text:p>
              </text:list-item>
              <text:list-item>
                <text:p text:style-name="P19"/>
              </text:list-item>
              <text:list-item>
                <text:p text:style-name="P19">### BEGIN /etc/grub.d/30_os-prober ### </text:p>
              </text:list-item>
              <text:list-item>
                <text:p text:style-name="P19">menuentry 'Windows NT/2000/XP (on /dev/sda1)' --class windows --class os $menuentry_id_option 'osprober-chain-A02C04712C0444AE' { </text:p>
              </text:list-item>
              <text:list-item>
                <text:p text:style-name="P19"><text:tab/>insmod part_msdos </text:p>
              </text:list-item>
              <text:list-item>
                <text:p text:style-name="P19"><text:tab/>insmod ntfs </text:p>
              </text:list-item>
              <text:list-item>
                <text:p text:style-name="P19"><text:tab/>set root='hd0,msdos1' </text:p>
              </text:list-item>
              <text:list-item>
                <text:p text:style-name="P19"><text:tab/>if [ x$feature_platform_search_hint = xy ]; then </text:p>
              </text:list-item>
              <text:list-item>
                <text:p text:style-name="P19"><text:tab/> <text:s/>search --no-floppy --fs-uuid --set=root --hint-bios=hd0,msdos1 --hint-efi=hd0,msdos1 --hint-baremetal=ahci0,msdos1 <text:s/>A02C04712C0444AE </text:p>
              </text:list-item>
              <text:list-item>
                <text:p text:style-name="P19"><text:tab/>else </text:p>
              </text:list-item>
              <text:list-item>
                <text:p text:style-name="P19"><text:tab/> <text:s/>search --no-floppy --fs-uuid --set=root A02C04712C0444AE </text:p>
              </text:list-item>
              <text:list-item>
                <text:p text:style-name="P19"><text:tab/>fi </text:p>
              </text:list-item>
              <text:list-item>
                <text:p text:style-name="P19"><text:tab/>parttool ${root} hidden- </text:p>
              </text:list-item>
              <text:list-item>
                <text:p text:style-name="P19"><text:tab/>drivemap -s (hd0) ${root} </text:p>
              </text:list-item>
              <text:list-item>
                <text:p text:style-name="P19"><text:tab/>chainloader +1 </text:p>
              </text:list-item>
              <text:list-item>
                <text:p text:style-name="P19">} </text:p>
              </text:list-item>
              <text:list-item>
                <text:p text:style-name="P19">set timeout_style=menu </text:p>
              </text:list-item>
              <text:list-item>
                <text:p text:style-name="P19">if [ "${timeout}" = 0 ]; then </text:p>
              </text:list-item>
              <text:list-item>
                <text:p text:style-name="P19"><text:s text:c="2"/>set timeout=10 </text:p>
              </text:list-item>
              <text:list-item>
                <text:p text:style-name="P19">fi </text:p>
              </text:list-item>
              <text:list-item>
                <text:p text:style-name="P19">### END /etc/grub.d/30_os-prober ###</text:p>
              </text:list-item>
              <text:list-item>
                <text:p text:style-name="P20"/>
              </text:list-item>
              <text:list-item>
                <text:p text:style-name="P20">Je reboot, et je lance Windows XP avec succès.</text:p>
              </text:list-item>
              <text:list-item>
                <text:p text:style-name="P19"><text:soft-page-break/>J'établis un fichier Excel /media/leruste/Données/SCAO/LINUX/Bilan des partitions.ods qui explicite les nouvelles partitions.</text:p>
              </text:list-item>
            </text:list>
          </table:table-cell>
          <table:covered-table-cell/>
        </table:table-row>
        <table:table-row table:style-name="Tableau1.1">
          <table:table-cell table:style-name="Tableau1.A7" table:number-columns-spanned="2" office:value-type="string">
            <text:p text:style-name="P6"/>
          </table:table-cell>
          <table:covered-table-cell/>
        </table:table-row>
        <table:table-row table:style-name="Tableau1.1">
          <table:table-cell table:style-name="Tableau1.A7" table:number-columns-spanned="2" office:value-type="string">
            <text:p text:style-name="P11"><text:span text:style-name="T13">Conclusion </text:span><text:span text:style-name="T4">: </text:span><text:span text:style-name="T9">L</text:span><text:span text:style-name="T12">'anomalie </text:span><text:span text:style-name="T9">est </text:span><text:span text:style-name="T12">disparue</text:span><text:span text:style-name="T9"> avec toutefois quelques inconvénients, l'ordinateur est plus lent, j'ai perdu le carnet d'adresse et les archives de Thunderbird. </text:span><text:span text:style-name="T10">Ces fichiers existent, il faut les retrouver ! </text:span><text:span text:style-name="T11">(voir anomalie N°12)</text:span></text:p>
            <text:p text:style-name="P11"/>
          </table:table-cell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4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4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4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4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4" style:family="table">
      <style:table-properties style:width="16.26cm" fo:margin-left="-0.199cm" table:align="left" style:writing-mode="lr-tb"/>
    </style:style>
    <style:style style:name="Tableau4.A" style:family="table-column">
      <style:table-column-properties style:column-width="14.122cm"/>
    </style:style>
    <style:style style:name="Tableau4.B" style:family="table-column">
      <style:table-column-properties style:column-width="2.138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5cm" fo:margin-left="0cm" fo:margin-right="0cm" fo:margin-bottom="0.152cm" style:dynamic-spacing="true"/>
      </style:header-style>
      <style:footer-style>
        <style:header-footer-properties fo:min-height="0.25cm" fo:margin-left="0cm" fo:margin-right="0cm" fo:margin-top="0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2" text:anchor-type="as-char" svg:width="6.636cm" svg:height="2.381cm" draw:z-index="2"><draw:image xlink:href="Pictures/1000000000000F810000059044053676.jpg" xlink:type="simple" xlink:show="embed" xlink:actuate="onLoad"/></draw:frame></text:p>
      </style:header>
      <style:footer>
        <table:table table:name="Tableau4" table:style-name="Tableau4">
          <table:table-column table:style-name="Tableau4.A"/>
          <table:table-column table:style-name="Tableau4.B"/>
          <table:table-row table:style-name="Tableau4.1">
            <table:table-cell table:style-name="Tableau4.A1" office:value-type="string">
              <text:p text:style-name="Footer"><text:file-name text:display="full">/media/leruste/Données/SCAO/Projet_SCAO/Anomalies/Fiche d'anomalie N°11.odt</text:file-name></text:p>
            </table:table-cell>
            <table:table-cell table:style-name="Tableau4.B1" office:value-type="string">
              <text:p text:style-name="MP2"><text:span text:style-name="Page_20_Number">Page </text:span><text:span text:style-name="Page_20_Number"><text:page-number text:select-page="current">3</text:page-number></text:span><text:span text:style-name="Page_20_Number">/</text:span><text:span text:style-name="Page_20_Number"><text:page-count style:num-format="1">3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e d’anomalie N°1</dc:title>
    <meta:initial-creator>Propriétaire</meta:initial-creator>
    <meta:creation-date>2014-10-03T17:19:00</meta:creation-date>
    <dc:date>2016-05-04T15:04:08.729458800</dc:date>
    <meta:print-date>2016-05-04T15:04:03.063231624</meta:print-date>
    <meta:editing-cycles>11</meta:editing-cycles>
    <meta:editing-duration>PT9M40S</meta:editing-duration>
    <meta:generator>LibreOffice/4.2.8.2$Linux_x86 LibreOffice_project/420m0$Build-2</meta:generator>
    <meta:document-statistic meta:table-count="2" meta:image-count="1" meta:object-count="0" meta:page-count="3" meta:paragraph-count="56" meta:word-count="505" meta:character-count="3201" meta:non-whitespace-character-count="2732"/>
  </office:meta>
</office:document-meta>
</file>